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5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02b.lrecw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Default"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pages in pdf</text:p>
          </table:table-cell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Frontmatter</text:p>
          </table:table-cell>
          <table:table-cell office:value-type="string" calcext:value-type="string">
            <text:p>Frontmatter</text:p>
          </table:table-cell>
          <table:table-cell table:number-columns-repeated="3"/>
          <table:table-cell office:value-type="string" calcext:value-type="string">
            <text:p>I-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 Introduction to MT Evaluation</text:p>
          </table:table-cell>
          <table:table-cell office:value-type="string" calcext:value-type="string">
            <text:p>Eduard Hovy and Maghi King and Andrei Popescu-Beli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Hands-On Study of the Reliability and Coherence of Evaluation Metrics</text:p>
          </table:table-cell>
          <table:table-cell office:value-type="string" calcext:value-type="string">
            <text:p>Marianne Dabbadie and Anthony Hartley and Margaret King and Keith J. Miller and Widad Mustafa El Hadi and Andrei Popescu-Belis and Florence Reeder and Michelle Vann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wards a Corpus of Corrected Human Translations</text:p>
          </table:table-cell>
          <table:table-cell office:value-type="string" calcext:value-type="string">
            <text:p>Andrei Popescu-Belis and Maghi King and Houcine Benanta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3:54:30.218720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9T14:01:10.592036221</dc:date>
    <meta:editing-duration>PT12M29S</meta:editing-duration>
    <meta:editing-cycles>4</meta:editing-cycles>
    <meta:generator>LibreOffice/6.0.7.3$Linux_X86_64 LibreOffice_project/00m0$Build-3</meta:generator>
    <meta:document-statistic meta:table-count="1" meta:cell-count="24" meta:object-count="0"/>
  </office:meta>
</office:document-meta>
</file>